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文泉驿微米黑" fo:font-size="12pt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12pt" officeooo:paragraph-rsid="0027e6ba" style:font-name-asian="文泉驿微米黑" style:font-size-asian="12pt" style:font-size-complex="12pt"/>
    </style:style>
    <style:style style:name="P3" style:family="paragraph" style:parent-style-name="Text_20_body">
      <style:text-properties style:font-name="文泉驿微米黑" fo:font-size="12pt" officeooo:paragraph-rsid="0036d4d6" style:font-name-asian="文泉驿微米黑" style:font-size-asian="12pt" style:font-size-complex="12pt"/>
    </style:style>
    <style:style style:name="P4" style:family="paragraph" style:parent-style-name="Text_20_body">
      <style:text-properties style:font-name="文泉驿微米黑" fo:font-size="12pt" officeooo:paragraph-rsid="002dbb09" style:font-name-asian="文泉驿微米黑" style:font-size-asian="12pt" style:font-size-complex="12pt"/>
    </style:style>
    <style:style style:name="P5" style:family="paragraph" style:parent-style-name="Text_20_body">
      <style:text-properties style:font-name="文泉驿微米黑" fo:font-size="12pt" officeooo:paragraph-rsid="003993b4" style:font-name-asian="文泉驿微米黑" style:font-size-asian="12pt" style:font-size-complex="12pt"/>
    </style:style>
    <style:style style:name="P6" style:family="paragraph" style:parent-style-name="Text_20_body">
      <style:text-properties style:font-name="文泉驿微米黑" fo:font-size="12pt" officeooo:paragraph-rsid="000c60f1" style:font-name-asian="文泉驿微米黑" style:font-size-asian="12pt" style:font-size-complex="12pt"/>
    </style:style>
    <style:style style:name="P7" style:family="paragraph" style:parent-style-name="Text_20_body">
      <style:text-properties style:font-name="文泉驿微米黑" fo:font-size="12pt" officeooo:paragraph-rsid="0046932e" style:font-name-asian="文泉驿微米黑" style:font-size-asian="12pt" style:font-size-complex="12pt"/>
    </style:style>
    <style:style style:name="P8" style:family="paragraph" style:parent-style-name="Text_20_body">
      <style:text-properties style:font-name="文泉驿微米黑" fo:font-size="12pt" officeooo:paragraph-rsid="0048fa8d" style:font-name-asian="文泉驿微米黑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文泉驿微米黑" fo:font-size="16pt" fo:font-weight="bold" officeooo:paragraph-rsid="00315839" style:font-name-asian="文泉驿微米黑" style:font-size-asian="16pt" style:font-weight-asian="bold" style:font-size-complex="16pt" style:font-weight-complex="bold"/>
    </style:style>
    <style:style style:name="P10" style:family="paragraph" style:parent-style-name="Text_20_body">
      <style:text-properties style:font-name="文泉驿微米黑" fo:font-size="12pt" officeooo:paragraph-rsid="002dbb09" style:font-name-asian="文泉驿微米黑" style:font-size-asian="12pt" style:font-size-complex="12pt"/>
    </style:style>
    <style:style style:name="P11" style:family="paragraph" style:parent-style-name="Text_20_body">
      <style:text-properties style:font-name="文泉驿微米黑" fo:font-size="12pt" officeooo:paragraph-rsid="004b97bb" style:font-name-asian="文泉驿微米黑" style:font-size-asian="12pt" style:font-size-complex="12pt"/>
    </style:style>
    <style:style style:name="P12" style:family="paragraph" style:parent-style-name="Text_20_body">
      <style:text-properties style:font-name="文泉驿微米黑" fo:font-size="12pt" officeooo:paragraph-rsid="003993b4" style:font-name-asian="文泉驿微米黑" style:font-size-asian="12pt" style:font-size-complex="12pt"/>
    </style:style>
    <style:style style:name="T1" style:family="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1<text:span text:style-name="T1">60108</text:span>周工作总结计划</text:p>
      <text:p text:style-name="P1"/>
      <text:p text:style-name="P2">周一</text:p>
      <text:p text:style-name="P7">上午 跟进华北区域相关售后处理情况，远程协助张天益处理赵明文vasp 5.3.5版 本编译(已装三种不同版本vasp，此为第四种) <text:line-break/>下午 远程协助李政菲处理赵明文编译安装siesta软件，跟进中海洋边昌伟pc机蓝 屏售后机器到达及初步排查。 </text:p>
      <text:p text:style-name="P2">周二</text:p>
      <text:p text:style-name="P7">上午 跟进天津办事处天津大学尚英瑞送货 <text:line-break/>下午 跟进王雪飞哈尔滨理工大送货，远程协助网络配置等，边昌伟PClinpack测试。</text:p>
      <text:p text:style-name="P2">周三 </text:p>
      <text:p text:style-name="P3">上午 跟进华北区域送货售后处理情况及遗留问题处理。<text:line-break/>下午 协助天办人员学习g09软件使用安装，编译vasp软件等常规报错解决。</text:p>
      <text:p text:style-name="P4">周四</text:p>
      <text:p text:style-name="P4">上午 跟进遗留售后处理进度，中石油杨朝合及中海杨边昌伟排查处理进度跟进。 <text:line-break/>下午 协助天津办事处处理北京师范大学陈伟octoups软件计算报错。 </text:p>
      <text:p text:style-name="P11">周五</text:p>
      <text:p text:style-name="P11">上午 跟进华北区域遗留售后处理情况，边昌伟PC机linpack测试，相关日志查看。 <text:line-break/>下午 协助天津办事处人员处理山东大学李辉售后，ms无法启动，及外网端口转发等。</text:p>
      <text:p text:style-name="P5"/>
      <text:p text:style-name="P5">中石油杨朝合目前状态等待cpu返回供货商更换，中海洋边昌伟PC目前无异常，继续linpack测试观察。</text:p>
      <text:p text:style-name="P1"><text:s/></text:p>
      <text:p text:style-name="P1">节后工作计划</text:p>
      <text:p text:style-name="P11">周一 跟进山东区域送货、售后处理(中海杨梁丙成，中石油曹宇光送货)。</text:p>
      <text:p text:style-name="P11">周二 跟进王雪飞山东大学林世鹰送货，王光春售后处理情况。</text:p>
      <text:p text:style-name="P11">周三 跟进整理华北区域待售后、送货遗留，中海杨边昌伟、中石油杨朝合处理进度。</text:p>
      <text:p text:style-name="P11">周四 跟进华北区域遗留收获送货处理情况及最新进展。</text:p>
      <text:p text:style-name="P8">周五 跟进华北区域送货收获遗留问题处理情况与进度等。</text:p>
      <text:p text:style-name="P6"/>
      <text:p text:style-name="P6"/>
      <text:p text:style-name="P1"/>
      <text:p text:style-name="P1"><text:s text:c="58"/><text:tab/> <text:s text:c="2"/>技术部 白劲松</text:p>
      <text:p text:style-name="P1"><text:s text:c="58"/><text:tab/>2016年01月<text:span text:style-name="T1">08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size="10pt" style:font-name-asian="文泉驿点阵正黑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1-09T11:34:03</dc:date>
    <meta:editing-duration>PT10H15M36S</meta:editing-duration>
    <meta:editing-cycles>112</meta:editing-cycles>
    <meta:generator>LibreOffice/4.0.4.2$Linux_X86_64 LibreOffice_project/400m0$Build-2</meta:generator>
    <meta:print-date>2015-09-19T09:25:01.595705998</meta:print-date>
    <meta:document-statistic meta:table-count="0" meta:image-count="0" meta:object-count="0" meta:page-count="1" meta:paragraph-count="21" meta:word-count="560" meta:character-count="777" meta:non-whitespace-character-count="624"/>
  </office:meta>
</office:document-meta>
</file>